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6_23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6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Type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Sabato Morais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Joseph Blumenthal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December 28, 1891</text:p>
      <text:p text:style-name="P4">Month<text:tab/><text:tab/><text:tab/><text:tab/><text:tab/><text:tab/>December</text:p>
      <text:p text:style-name="P4">Year<text:tab/><text:tab/><text:tab/><text:tab/><text:tab/><text:tab/>1891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Letter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C/</text:p>
      <text:p text:style-name="P2"><text:s/>O/</text:p>
      <text:p text:style-name="P2"><text:s text:c="2"/>P/</text:p>
      <text:p text:style-name="P2"><text:s text:c="3"/>Y/</text:p>
      <text:p text:style-name="P2">Hon. Joseph Blumenthal,/</text:p>
      <text:p text:style-name="P2">Dear Sir:/</text:p>
      <text:p text:style-name="P2"><text:tab/>Doubtless you will share my gratification/ at the success which met Joseph Hertz's efforts. <text:s/>All appear to/ agree that his discourse in my Synagogue was to the purpose,/ well conceived and well delivered. <text:s/>I hope that the general ap-/proval will redound to the benefit of the J. T. S./</text:p>
      <text:p text:style-name="P2"><text:tab/>I saw the youth twice in my bed room, to/ which I am yet confined, and he expressed himself pleased with/ the attention shown him by members of my congregation./</text:p>
      <text:p text:style-name="P2"><text:tab/>You will have received ere this my daughter's/ letter, enclosing one from Mr. Jacob Rothschild of Cauker City,/ Kansas, who donated one hundred dollars to our institution, with/ the object of having a Hashcabah made by one of our students in/ memory of his mother./</text:p>
      <text:p text:style-name="P2"><text:soft-page-break/><text:tab/>I will be glad to learn that all came duly/ to hand, and that you officially acknowledged receipt of the gift./ <text:s/>In connection with our senior class, I would deem it very benefic-/ial, if we could enter into such arrangements by which elocution/ forms part of their occasional instruction. <text:s/>But of this more anon./ <text:s/>Earnestly hoping to be soon allowed to resume the performance of my/ duties, I remain/ Yours truly,/ S. MORAIS/ Philadelphia, Dec. 28, 1891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9T14:08:08.49</meta:creation-date>
    <meta:document-statistic meta:table-count="0" meta:image-count="0" meta:object-count="0" meta:page-count="3" meta:paragraph-count="70" meta:word-count="374" meta:character-count="2496"/>
    <dc:date>2011-11-29T14:12:45.55</dc:date>
    <dc:creator>Penn Libraries</dc:creator>
    <meta:editing-duration>PT00H04M37S</meta:editing-duration>
    <meta:editing-cycles>1</meta:editing-cycles>
    <meta:generator>OpenOffice.org/3.2$Win32 OpenOffice.org_project/320m12$Build-9483</meta:generator>
  </office:meta>
</office:document-meta>
</file>